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5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4039976" text:id="ct1840399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91763501029402876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34</dc:date><text:p text:style-name="P33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46</dc:date><text:p text:style-name="P33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47</dc:date><text:p text:style-name="P33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47</dc:date><text:p text:style-name="P33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48</dc:date><text:p text:style-name="P33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48</dc:date><text:p text:style-name="P33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</table:table-cell>
        </table:table-row>
        <table:table-row table:style-name="表29.157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<text:soft-page-break/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8403997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><text:soft-page-break/></text:p>
      <text:p text:style-name="P6">--------------------------------------- [STEPS : closing] 20191009_161940</text:p>
      <text:list xml:id="list6869447096331107139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8T09:46:21.10</dc:date>
    <dc:creator>iwabuchi ken</dc:creator>
    <meta:editing-duration>P5DT20H44M14S</meta:editing-duration>
    <meta:editing-cycles>373</meta:editing-cycles>
    <meta:generator>OpenOffice/4.1.3$Win32 OpenOffice.org_project/413m1$Build-9783</meta:generator>
    <meta:document-statistic meta:table-count="9" meta:image-count="0" meta:object-count="0" meta:page-count="28" meta:paragraph-count="690" meta:word-count="3869" meta:character-count="18975"/>
  </office:meta>
</office:document-meta>
</file>